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loext:opacity="100%" style:font-name="Arial" fo:font-size="7pt" officeooo:paragraph-rsid="000c76b8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start"/>
      <style:text-properties style:text-line-through-style="none" style:text-line-through-type="none" style:font-name="Arial2" fo:font-style="normal" style:text-underline-style="none"/>
    </style:style>
    <style:style style:name="P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/>
    </style:style>
    <style:style style:name="P5" style:family="paragraph">
      <style:paragraph-properties fo:text-align="center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7" style:family="paragraph">
      <style:paragraph-properties fo:text-align="center"/>
      <style:text-properties style:text-line-through-style="none" style:text-line-through-type="none" style:font-name="Arial1" fo:font-size="18pt" fo:font-style="normal" style:text-underline-style="none" fo:font-weight="bold"/>
    </style:style>
    <style:style style:name="P8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</style:style>
    <style:style style:name="T1" style:family="text">
      <style:text-properties officeooo:rsid="000cf68f"/>
    </style:style>
    <style:style style:name="T2" style:family="text">
      <style:text-properties officeooo:rsid="0020548d"/>
    </style:style>
    <style:style style:name="T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18.9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min-height="0.7cm" fo:min-width="8.797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true">
        <form:form form:name="Bolet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xtRsCeden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AgenciaCodigoCedente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Especie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RsLogoBanco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RsQuantidade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NossoNumero" form:control-implementation="ooo:com.sun.star.form.component.TextField" xml:id="control6" form:id="control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NumeroDocumento" form:control-implementation="ooo:com.sun.star.form.component.TextField" xml:id="control7" form:id="control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CpfCnpj" form:control-implementation="ooo:com.sun.star.form.component.TextField" xml:id="control8" form:id="control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DataVencimento" form:control-implementation="ooo:com.sun.star.form.component.TextField" xml:id="control9" form:id="control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ValorDocumento" form:control-implementation="ooo:com.sun.star.form.component.TextField" xml:id="control10" form:id="control1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DescontoAbatimento" form:control-implementation="ooo:com.sun.star.form.component.TextField" xml:id="control11" form:id="control1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OutraDeducao" form:control-implementation="ooo:com.sun.star.form.component.TextField" xml:id="control12" form:id="control1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MoraMulta" form:control-implementation="ooo:com.sun.star.form.component.TextField" xml:id="control13" form:id="control1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OutroAcrescimo" form:control-implementation="ooo:com.sun.star.form.component.TextField" xml:id="control14" form:id="control1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ValorCobrado" form:control-implementation="ooo:com.sun.star.form.component.TextField" xml:id="control15" form:id="control1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InstrucaoAoSacado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LinhaDigitavel" form:control-implementation="ooo:com.sun.star.form.component.TextField" xml:id="control17" form:id="control1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FcLogoBanco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FcCodBanco" form:control-implementation="ooo:com.sun.star.form.component.TextField" xml:id="control19" form:id="control1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LinhaDigitavel" form:control-implementation="ooo:com.sun.star.form.component.TextField" xml:id="control20" form:id="control2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LocalPagamento" form:control-implementation="ooo:com.sun.star.form.component.TextField" xml:id="control21" form:id="control2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Cedente" form:control-implementation="ooo:com.sun.star.form.component.TextField" xml:id="control22" form:id="control2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ataVencimento" form:control-implementation="ooo:com.sun.star.form.component.TextField" xml:id="control23" form:id="control2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AgenciaCodigoCedente" form:control-implementation="ooo:com.sun.star.form.component.TextField" xml:id="control24" form:id="control2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ValorDocumento" form:control-implementation="ooo:com.sun.star.form.component.TextField" xml:id="control25" form:id="control2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NossoNumero" form:control-implementation="ooo:com.sun.star.form.component.TextField" xml:id="control26" form:id="control2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escontoAbatimento" form:control-implementation="ooo:com.sun.star.form.component.TextField" xml:id="control27" form:id="control2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OutraDeducao" form:control-implementation="ooo:com.sun.star.form.component.TextField" xml:id="control28" form:id="control2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MoraMulta" form:control-implementation="ooo:com.sun.star.form.component.TextField" xml:id="control29" form:id="control2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OutroAcrescimo" form:control-implementation="ooo:com.sun.star.form.component.TextField" xml:id="control30" form:id="control3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ataDocumento" form:control-implementation="ooo:com.sun.star.form.component.TextField" xml:id="control31" form:id="control3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NumeroDocumento" form:control-implementation="ooo:com.sun.star.form.component.TextField" xml:id="control32" form:id="control3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EspecieDocumento" form:control-implementation="ooo:com.sun.star.form.component.TextField" xml:id="control33" form:id="control3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Aceite" form:control-implementation="ooo:com.sun.star.form.component.TextField" xml:id="control34" form:id="control3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DataProcessamento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UsoBanco" form:control-implementation="ooo:com.sun.star.form.component.TextField" xml:id="control36" form:id="control3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Carteira" form:control-implementation="ooo:com.sun.star.form.component.TextField" xml:id="control37" form:id="control3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Especie" form:control-implementation="ooo:com.sun.star.form.component.TextField" xml:id="control38" form:id="control3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Quantidade" form:control-implementation="ooo:com.sun.star.form.component.TextField" xml:id="control39" form:id="control3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Valor" form:control-implementation="ooo:com.sun.star.form.component.TextField" xml:id="control40" form:id="control4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ValorCobrado" form:control-implementation="ooo:com.sun.star.form.component.TextField" xml:id="control41" form:id="control4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FcSacadoL1" form:control-implementation="ooo:com.sun.star.form.component.TextField" xml:id="control42" form:id="control4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FcSacadorAvalistaL1" form:control-implementation="ooo:com.sun.star.form.component.TextField" xml:id="control43" form:id="control4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CodigoBarra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Sacado" form:control-implementation="ooo:com.sun.star.form.component.TextField" xml:id="control45" form:id="control4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1" form:control-implementation="ooo:com.sun.star.form.component.TextField" xml:id="control46" form:id="control4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2" form:control-implementation="ooo:com.sun.star.form.component.TextField" xml:id="control47" form:id="control4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3" form:control-implementation="ooo:com.sun.star.form.component.TextField" xml:id="control48" form:id="control4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4" form:control-implementation="ooo:com.sun.star.form.component.TextField" xml:id="control49" form:id="control4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5" form:control-implementation="ooo:com.sun.star.form.component.TextField" xml:id="control50" form:id="control5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6" form:control-implementation="ooo:com.sun.star.form.component.TextField" xml:id="control51" form:id="control5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7" form:control-implementation="ooo:com.sun.star.form.component.TextField" xml:id="control52" form:id="control5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InstrucaoAoCaixa8" form:control-implementation="ooo:com.sun.star.form.component.TextField" xml:id="control53" form:id="control5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txtFcSacadoL2" form:control-implementation="ooo:com.sun.star.form.component.TextField" xml:id="control54" form:id="control5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txtFcSacadoL3" form:control-implementation="ooo:com.sun.star.form.component.TextField" xml:id="control55" form:id="control5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txtFcSacadorAvalistaL2" form:control-implementation="ooo:com.sun.star.form.component.TextField" xml:id="control56" form:id="control5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SacadorAvalistaL3" form:control-implementation="ooo:com.sun.star.form.component.TextField" xml:id="control57" form:id="control5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CodBanco" form:control-implementation="ooo:com.sun.star.form.component.TextField" xml:id="control58" form:id="control5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RsEnderecoCedente" form:control-implementation="ooo:com.sun.star.form.component.TextField" xml:id="control59" form:id="control5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xtFcCpfCnpj" form:control-implementation="ooo:com.sun.star.form.component.TextField" xml:id="control60" form:id="control6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<draw:control text:anchor-type="paragraph" draw:z-index="112" draw:name="Shape1" draw:style-name="gr1" draw:text-style-name="P3" svg:width="3.774cm" svg:height="0.325cm" svg:x="10.966cm" svg:y="9.412cm" draw:control="control60"/><draw:control text:anchor-type="paragraph" draw:z-index="88" draw:name="Shape2" draw:style-name="gr1" draw:text-style-name="P3" svg:width="3.774cm" svg:height="0.396cm" svg:x="10.966cm" svg:y="10.109cm" draw:control="control35"/><draw:control text:anchor-type="paragraph" draw:z-index="75" draw:name="Shape3" draw:style-name="gr1" draw:text-style-name="P3" svg:width="10.381cm" svg:height="0.396cm" svg:x="0.411cm" svg:y="9.382cm" draw:control="control22"/><draw:control text:anchor-type="paragraph" draw:z-index="111" draw:name="Shape4" draw:style-name="gr1" draw:text-style-name="P3" svg:width="18.698cm" svg:height="0.384cm" svg:x="0.36cm" svg:y="2.63cm" draw:control="control59"/><draw:control text:anchor-type="paragraph" draw:z-index="53" draw:name="Shape5" draw:style-name="gr1" draw:text-style-name="P3" svg:width="8.699cm" svg:height="0.396cm" svg:x="0.411cm" svg:y="1.877cm" draw:control="control1"/><draw:custom-shape text:anchor-type="paragraph" draw:z-index="52" draw:name="Shape6" draw:style-name="gr2" draw:text-style-name="P8" svg:width="19.113cm" svg:height="0.75cm" svg:x="0.25cm" svg:y="2.36cm"><text:p><text:span text:style-name="T3">Endereço Beneficiário / Sacador Avalista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110" draw:name="Shape7" draw:style-name="gr1" draw:text-style-name="P3" svg:width="18.864cm" svg:height="0.401cm" svg:x="0.411cm" svg:y="17.866cm" draw:control="control57"/><draw:control text:anchor-type="paragraph" draw:z-index="109" draw:name="Shape8" draw:style-name="gr1" draw:text-style-name="P3" svg:width="18.864cm" svg:height="0.401cm" svg:x="0.411cm" svg:y="17.431cm" draw:control="control56"/><draw:control text:anchor-type="paragraph" draw:z-index="108" draw:name="Shape9" draw:style-name="gr1" draw:text-style-name="P4" svg:width="18.864cm" svg:height="0.401cm" svg:x="0.411cm" svg:y="16.238cm" draw:control="control55"/><draw:control text:anchor-type="paragraph" draw:z-index="107" draw:name="Shape10" draw:style-name="gr1" draw:text-style-name="P4" svg:width="18.864cm" svg:height="0.401cm" svg:x="0.411cm" svg:y="15.82cm" draw:control="control54"/><draw:control text:anchor-type="paragraph" draw:z-index="106" draw:name="txtNumeroDocumento" draw:style-name="gr1" draw:text-style-name="P3" svg:width="14.292cm" svg:height="0.396cm" svg:x="0.409cm" svg:y="14.617cm" draw:control="control53"/><draw:control text:anchor-type="paragraph" draw:z-index="105" draw:name="txtNumeroDocumento" draw:style-name="gr1" draw:text-style-name="P3" svg:width="14.292cm" svg:height="0.396cm" svg:x="0.409cm" svg:y="14.187cm" draw:control="control52"/><draw:control text:anchor-type="paragraph" draw:z-index="104" draw:name="txtNumeroDocumento" draw:style-name="gr1" draw:text-style-name="P3" svg:width="14.292cm" svg:height="0.396cm" svg:x="0.409cm" svg:y="13.769cm" draw:control="control51"/><draw:control text:anchor-type="paragraph" draw:z-index="103" draw:name="txtNumeroDocumento" draw:style-name="gr1" draw:text-style-name="P3" svg:width="14.292cm" svg:height="0.396cm" svg:x="0.409cm" svg:y="13.351cm" draw:control="control50"/><draw:control text:anchor-type="paragraph" draw:z-index="102" draw:name="txtNumeroDocumento" draw:style-name="gr1" draw:text-style-name="P3" svg:width="14.292cm" svg:height="0.396cm" svg:x="0.409cm" svg:y="12.915cm" draw:control="control49"/><draw:control text:anchor-type="paragraph" draw:z-index="101" draw:name="txtNumeroDocumento" draw:style-name="gr1" draw:text-style-name="P3" svg:width="14.292cm" svg:height="0.396cm" svg:x="0.409cm" svg:y="12.497cm" draw:control="control48"/><draw:control text:anchor-type="paragraph" draw:z-index="100" draw:name="txtNumeroDocumento" draw:style-name="gr1" draw:text-style-name="P3" svg:width="14.292cm" svg:height="0.396cm" svg:x="0.409cm" svg:y="12.081cm" draw:control="control47"/><draw:control text:anchor-type="paragraph" draw:z-index="99" draw:name="txtNumeroDocumento" draw:style-name="gr1" draw:text-style-name="P3" svg:width="14.292cm" svg:height="0.396cm" svg:x="0.409cm" svg:y="11.663cm" draw:control="control46"/><draw:control text:anchor-type="paragraph" draw:z-index="98" draw:name="txtNumeroDocumento" draw:style-name="gr1" draw:text-style-name="P3" svg:width="18.834cm" svg:height="0.396cm" svg:x="0.411cm" svg:y="4.911cm" draw:control="control45"/><draw:control text:anchor-type="paragraph" draw:z-index="97" draw:name="Shape11" draw:style-name="gr1" draw:text-style-name="P5" svg:width="10.891cm" svg:height="1.301cm" svg:x="0.252cm" svg:y="18.565cm" draw:control="control44"/><draw:control text:anchor-type="paragraph" draw:z-index="96" draw:name="Shape12" draw:style-name="gr1" draw:text-style-name="P3" svg:width="18.864cm" svg:height="0.401cm" svg:x="0.411cm" svg:y="17.007cm" draw:control="control43"/><draw:control text:anchor-type="paragraph" draw:z-index="95" draw:name="Shape13" draw:style-name="gr1" draw:text-style-name="P4" svg:width="18.864cm" svg:height="0.401cm" svg:x="0.411cm" svg:y="15.393cm" draw:control="control42"/><draw:control text:anchor-type="paragraph" draw:z-index="94" draw:name="Shape14" draw:style-name="gr1" draw:text-style-name="P3" svg:width="4.315cm" svg:height="0.396cm" svg:x="14.958cm" svg:y="14.647cm" draw:control="control41"/><draw:control text:anchor-type="paragraph" draw:z-index="93" draw:name="Shape15" draw:style-name="gr1" draw:text-style-name="P3" svg:width="3.793cm" svg:height="0.401cm" svg:x="10.966cm" svg:y="10.885cm" draw:control="control40"/><draw:control text:anchor-type="paragraph" draw:z-index="92" draw:name="Shape16" draw:style-name="gr1" draw:text-style-name="P3" svg:width="3.301cm" svg:height="0.401cm" svg:x="7.435cm" svg:y="10.885cm" draw:control="control39"/><draw:control text:anchor-type="paragraph" draw:z-index="91" draw:name="Shape17" draw:style-name="gr1" draw:text-style-name="P3" svg:width="2.304cm" svg:height="0.401cm" svg:x="4.847cm" svg:y="10.885cm" draw:control="control38"/><draw:control text:anchor-type="paragraph" draw:z-index="90" draw:name="Shape18" draw:style-name="gr1" draw:text-style-name="P3" svg:width="1.692cm" svg:height="0.401cm" svg:x="2.905cm" svg:y="10.885cm" draw:control="control37"/><draw:control text:anchor-type="paragraph" draw:z-index="89" draw:name="Shape19" draw:style-name="gr1" draw:text-style-name="P3" svg:width="2.271cm" svg:height="0.396cm" svg:x="0.411cm" svg:y="10.885cm" draw:control="control36"/><draw:control text:anchor-type="paragraph" draw:z-index="87" draw:name="Shape20" draw:style-name="gr1" draw:text-style-name="P3" svg:width="1.853cm" svg:height="0.396cm" svg:x="8.878cm" svg:y="10.109cm" draw:control="control34"/><draw:control text:anchor-type="paragraph" draw:z-index="86" draw:name="Shape21" draw:style-name="gr1" draw:text-style-name="P3" svg:width="2.786cm" svg:height="0.396cm" svg:x="5.856cm" svg:y="10.109cm" draw:control="control33"/><draw:control text:anchor-type="paragraph" draw:z-index="85" draw:name="Shape22" draw:style-name="gr1" draw:text-style-name="P3" svg:width="2.73cm" svg:height="0.396cm" svg:x="2.91cm" svg:y="10.109cm" draw:control="control32"/><draw:control text:anchor-type="paragraph" draw:z-index="84" draw:name="Shape23" draw:style-name="gr1" draw:text-style-name="P3" svg:width="2.271cm" svg:height="0.396cm" svg:x="0.411cm" svg:y="10.109cm" draw:control="control31"/><draw:control text:anchor-type="paragraph" draw:z-index="83" draw:name="Shape24" draw:style-name="gr1" draw:text-style-name="P3" svg:width="4.315cm" svg:height="0.396cm" svg:x="14.958cm" svg:y="13.882cm" draw:control="control30"/><draw:control text:anchor-type="paragraph" draw:z-index="82" draw:name="Shape25" draw:style-name="gr1" draw:text-style-name="P3" svg:width="4.315cm" svg:height="0.396cm" svg:x="14.958cm" svg:y="13.13cm" draw:control="control29"/><draw:control text:anchor-type="paragraph" draw:z-index="81" draw:name="Shape26" draw:style-name="gr1" draw:text-style-name="P3" svg:width="4.315cm" svg:height="0.396cm" svg:x="14.958cm" svg:y="12.381cm" draw:control="control28"/><draw:control text:anchor-type="paragraph" draw:z-index="80" draw:name="Shape27" draw:style-name="gr1" draw:text-style-name="P3" svg:width="4.315cm" svg:height="0.396cm" svg:x="14.958cm" svg:y="11.633cm" draw:control="control27"/><draw:control text:anchor-type="paragraph" draw:z-index="79" draw:name="Shape28" draw:style-name="gr1" draw:text-style-name="P3" svg:width="4.315cm" svg:height="0.396cm" svg:x="14.958cm" svg:y="10.109cm" draw:control="control26"/><draw:control text:anchor-type="paragraph" draw:z-index="78" draw:name="Shape29" draw:style-name="gr1" draw:text-style-name="P3" svg:width="4.315cm" svg:height="0.396cm" svg:x="14.958cm" svg:y="10.885cm" draw:control="control25"/><draw:control text:anchor-type="paragraph" draw:z-index="77" draw:name="Shape30" draw:style-name="gr1" draw:text-style-name="P3" svg:width="4.313cm" svg:height="0.396cm" svg:x="14.94cm" svg:y="9.382cm" draw:control="control24"/><draw:control text:anchor-type="paragraph" draw:z-index="76" draw:name="Shape31" draw:style-name="gr1" draw:text-style-name="P3" svg:width="4.313cm" svg:height="0.396cm" svg:x="14.94cm" svg:y="8.64cm" draw:control="control23"/><draw:control text:anchor-type="paragraph" draw:z-index="74" draw:name="Shape32" draw:style-name="gr1" draw:text-style-name="P3" svg:width="14.311cm" svg:height="0.396cm" svg:x="0.411cm" svg:y="8.64cm" draw:control="control21"/><draw:control text:anchor-type="paragraph" draw:z-index="73" draw:name="Shape33" draw:style-name="gr1" draw:text-style-name="P6" svg:width="12.286cm" svg:height="0.953cm" svg:x="6.939cm" svg:y="7.248cm" draw:control="control20"/><draw:control text:anchor-type="paragraph" draw:z-index="72" draw:name="Shape34" draw:style-name="gr1" draw:text-style-name="P7" svg:width="1.851cm" svg:height="0.952cm" svg:x="4.835cm" svg:y="7.248cm" draw:control="control19"/><draw:control text:anchor-type="paragraph" draw:z-index="71" draw:name="Shape35" draw:style-name="gr1" draw:text-style-name="P5" svg:width="4.123cm" svg:height="0.953cm" svg:x="0.455cm" svg:y="7.248cm" draw:control="control18"/><draw:control text:anchor-type="paragraph" draw:z-index="70" draw:name="Shape36" draw:style-name="gr1" draw:text-style-name="P6" svg:width="12.286cm" svg:height="0.953cm" svg:x="6.939cm" svg:y="0.508cm" draw:control="control17"/><draw:control text:anchor-type="paragraph" draw:z-index="69" draw:name="Shape37" draw:style-name="gr1" draw:text-style-name="P7" svg:width="1.738cm" svg:height="0.952cm" svg:x="4.9cm" svg:y="0.52cm" draw:control="control58"/><draw:control text:anchor-type="paragraph" draw:z-index="68" draw:name="txtNumeroDocumento" draw:style-name="gr1" draw:text-style-name="P3" svg:width="14.537cm" svg:height="0.396cm" svg:x="0.411cm" svg:y="5.66cm" draw:control="control16"/><draw:control text:anchor-type="paragraph" draw:z-index="67" draw:name="txtNumeroDocumento" draw:style-name="gr1" draw:text-style-name="P3" svg:width="5.061cm" svg:height="0.396cm" svg:x="14.231cm" svg:y="4.161cm" draw:control="control15"/><draw:control text:anchor-type="paragraph" draw:z-index="66" draw:name="txtNumeroDocumento" draw:style-name="gr1" draw:text-style-name="P3" svg:width="3.049cm" svg:height="0.396cm" svg:x="10.966cm" svg:y="4.161cm" draw:control="control14"/><draw:control text:anchor-type="paragraph" draw:z-index="65" draw:name="txtNumeroDocumento" draw:style-name="gr1" draw:text-style-name="P3" svg:width="3.049cm" svg:height="0.396cm" svg:x="7.701cm" svg:y="4.161cm" draw:control="control13"/><draw:control text:anchor-type="paragraph" draw:z-index="64" draw:name="txtNumeroDocumento" draw:style-name="gr1" draw:text-style-name="P3" svg:width="3.086cm" svg:height="0.396cm" svg:x="4.42cm" svg:y="4.161cm" draw:control="control12"/><draw:control text:anchor-type="paragraph" draw:z-index="63" draw:name="txtNumeroDocumento" draw:style-name="gr1" draw:text-style-name="P3" svg:width="3.795cm" svg:height="0.396cm" svg:x="0.411cm" svg:y="4.161cm" draw:control="control11"/><draw:control text:anchor-type="paragraph" draw:z-index="62" draw:name="txtNumeroDocumento" draw:style-name="gr1" draw:text-style-name="P3" svg:width="5.024cm" svg:height="0.396cm" svg:x="14.268cm" svg:y="3.411cm" draw:control="control10"/><draw:control text:anchor-type="paragraph" draw:z-index="61" draw:name="txtNumeroDocumento" draw:style-name="gr1" draw:text-style-name="P3" svg:width="3.793cm" svg:height="0.396cm" svg:x="10.259cm" svg:y="3.411cm" draw:control="control9"/><draw:control text:anchor-type="paragraph" draw:z-index="60" draw:name="txtNumeroDocumento" draw:style-name="gr1" draw:text-style-name="P3" svg:width="3.682cm" svg:height="0.396cm" svg:x="6.341cm" svg:y="3.411cm" draw:control="control8"/><draw:control text:anchor-type="paragraph" draw:z-index="59" draw:name="txtNumeroDocumento" draw:style-name="gr1" draw:text-style-name="P3" svg:width="5.696cm" svg:height="0.396cm" svg:x="0.411cm" svg:y="3.411cm" draw:control="control7"/><draw:control text:anchor-type="paragraph" draw:z-index="58" draw:name="Shape38" draw:style-name="gr1" draw:text-style-name="P3" svg:width="3.555cm" svg:height="0.401cm" svg:x="15.743cm" svg:y="1.877cm" draw:control="control6"/><draw:control text:anchor-type="paragraph" draw:z-index="57" draw:name="Shape39" draw:style-name="gr1" draw:text-style-name="P3" svg:width="1.274cm" svg:height="0.396cm" svg:x="14.27cm" svg:y="1.894cm" draw:control="control5"/><draw:control text:anchor-type="paragraph" draw:z-index="56" draw:name="Shape40" draw:style-name="gr1" draw:text-style-name="P5" svg:width="4.123cm" svg:height="0.953cm" svg:x="0.455cm" svg:y="0.533cm" draw:control="control4"/><draw:control text:anchor-type="paragraph" draw:z-index="55" draw:name="Shape41" draw:style-name="gr1" draw:text-style-name="P3" svg:width="0.929cm" svg:height="0.396cm" svg:x="13.12cm" svg:y="1.877cm" draw:control="control3"/><draw:control text:anchor-type="paragraph" draw:z-index="54" draw:name="Shape42" draw:style-name="gr1" draw:text-style-name="P3" svg:width="3.527cm" svg:height="0.396cm" svg:x="9.327cm" svg:y="1.877cm" draw:control="control2"/><draw:custom-shape text:anchor-type="paragraph" draw:z-index="51" draw:name="Shape43" draw:style-name="gr3" draw:text-style-name="P8" svg:width="19.134cm" svg:height="0.75cm" svg:x="0.25cm" svg:y="4.609cm"><text:p><text:span text:style-name="T3">Pagador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50" draw:name="Shape44" draw:style-name="gr4" draw:text-style-name="P9" svg:width="12.593cm" svg:height="1.23cm" svg:x="6.787cm" svg:y="7.093cm"><text:p/></draw:rect><draw:rect text:anchor-type="paragraph" draw:z-index="49" draw:name="Shape45" draw:style-name="gr4" draw:text-style-name="P9" svg:width="1.989cm" svg:height="1.241cm" svg:x="4.763cm" svg:y="7.091cm"><text:p/></draw:rect><draw:rect text:anchor-type="paragraph" draw:z-index="48" draw:name="Shape46" draw:style-name="gr4" draw:text-style-name="P9" svg:width="4.478cm" svg:height="1.235cm" svg:x="0.25cm" svg:y="7.091cm"><text:p/></draw:rect><draw:frame text:anchor-type="paragraph" draw:z-index="47" draw:name="Shape47" draw:style-name="gr5" draw:text-style-name="P10" svg:width="2.357cm" svg:height="0.332cm" svg:x="12.487cm" svg:y="18.567cm"><draw:text-box><text:p><text:span text:style-name="T4">Autenticação Mecânica</text:span></text:p></draw:text-box></draw:frame><draw:frame text:anchor-type="paragraph" draw:z-index="46" draw:name="Shape48" draw:style-name="gr6" draw:text-style-name="P12" svg:width="3.915cm" svg:height="0.327cm" svg:x="15.466cm" svg:y="18.538cm"><draw:text-box><text:p text:style-name="P11"><text:span text:style-name="T5">FICHA DE COMPENSAÇÃO</text:span></text:p></draw:text-box></draw:frame><draw:custom-shape text:anchor-type="paragraph" draw:z-index="45" draw:name="Shape49" draw:style-name="gr3" draw:text-style-name="P8" svg:width="14.579cm" svg:height="3.749cm" svg:x="0.25cm" svg:y="11.329cm"><text:p><text:span text:style-name="T3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name="Shape50" draw:style-name="gr3" draw:text-style-name="P8" svg:width="4.005cm" svg:height="0.75cm" svg:x="10.825cm" svg:y="10.58cm"><text:p><text:span text:style-name="T3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name="Shape51" draw:style-name="gr3" draw:text-style-name="P8" svg:width="3.562cm" svg:height="0.75cm" svg:x="7.264cm" svg:y="10.58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name="Shape52" draw:style-name="gr3" draw:text-style-name="P8" svg:width="2.565cm" svg:height="0.75cm" svg:x="4.699cm" svg:y="10.58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name="Shape53" draw:style-name="gr3" draw:text-style-name="P8" svg:width="1.916cm" svg:height="0.75cm" svg:x="2.783cm" svg:y="10.58cm"><text:p><text:span text:style-name="T3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name="Shape54" draw:style-name="gr3" draw:text-style-name="P8" svg:width="2.534cm" svg:height="0.75cm" svg:x="0.25cm" svg:y="10.58cm"><text:p><text:span text:style-name="T3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name="Shape55" draw:style-name="gr3" draw:text-style-name="P8" svg:width="4.005cm" svg:height="0.75cm" svg:x="10.825cm" svg:y="9.83cm"><text:p><text:span text:style-name="T3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name="Shape56" draw:style-name="gr3" draw:text-style-name="P8" svg:width="2.095cm" svg:height="0.75cm" svg:x="8.731cm" svg:y="9.83cm"><text:p><text:span text:style-name="T3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Shape57" draw:style-name="gr3" draw:text-style-name="P8" svg:width="2.998cm" svg:height="0.75cm" svg:x="5.734cm" svg:y="9.83cm"><text:p><text:span text:style-name="T3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name="Shape58" draw:style-name="gr3" draw:text-style-name="P8" svg:width="2.952cm" svg:height="0.75cm" svg:x="2.783cm" svg:y="9.83cm"><text:p><text:span text:style-name="T3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name="Shape59" draw:style-name="gr3" draw:text-style-name="P8" svg:width="2.534cm" svg:height="0.75cm" svg:x="0.25cm" svg:y="9.83cm"><text:p><text:span text:style-name="T3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name="Shape60" draw:style-name="gr3" draw:text-style-name="P8" svg:width="19.128cm" svg:height="1.62cm" svg:x="0.252cm" svg:y="16.695cm"><text:p><text:span text:style-name="T3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name="Shape61" draw:style-name="gr3" draw:text-style-name="P8" svg:width="4.552cm" svg:height="0.75cm" svg:x="14.829cm" svg:y="14.328cm"><text:p><text:span text:style-name="T3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Shape62" draw:style-name="gr3" draw:text-style-name="P8" svg:width="4.552cm" svg:height="0.75cm" svg:x="14.829cm" svg:y="13.578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name="Shape63" draw:style-name="gr3" draw:text-style-name="P8" svg:width="4.552cm" svg:height="0.75cm" svg:x="14.829cm" svg:y="12.829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name="Shape64" draw:style-name="gr3" draw:text-style-name="P8" svg:width="4.552cm" svg:height="0.75cm" svg:x="14.829cm" svg:y="12.079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name="Shape65" draw:style-name="gr3" draw:text-style-name="P8" svg:width="4.552cm" svg:height="0.75cm" svg:x="14.829cm" svg:y="11.329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Shape66" draw:style-name="gr3" draw:text-style-name="P8" svg:width="4.552cm" svg:height="0.75cm" svg:x="14.829cm" svg:y="10.58cm"><text:p><text:span text:style-name="T3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name="Shape67" draw:style-name="gr3" draw:text-style-name="P8" svg:width="4.552cm" svg:height="0.75cm" svg:x="14.829cm" svg:y="9.83cm"><text:p><text:span text:style-name="T3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name="Shape68" draw:style-name="gr3" draw:text-style-name="P8" svg:width="4.552cm" svg:height="0.75cm" svg:x="14.829cm" svg:y="9.081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name="Shape69" draw:style-name="gr3" draw:text-style-name="P8" svg:width="14.579cm" svg:height="0.75cm" svg:x="0.25cm" svg:y="9.081cm"><text:p><text:span text:style-name="T3">Beneficiário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name="Shape70" draw:style-name="gr3" draw:text-style-name="P8" svg:width="4.552cm" svg:height="0.75cm" svg:x="14.829cm" svg:y="8.331cm"><text:p><text:span text:style-name="T3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3" draw:name="Shape71" draw:style-name="gr3" draw:text-style-name="P8" svg:width="14.579cm" svg:height="0.75cm" svg:x="0.25cm" svg:y="8.331cm"><text:p><text:span text:style-name="T3">Local de pagamento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22" draw:name="Shape72" draw:style-name="gr7" draw:text-style-name="P10" svg:width="2.015cm" svg:height="0.248cm" svg:x="17.383cm" svg:y="6.376cm"><draw:text-box><text:p><text:span text:style-name="T4">Corte na linha abaixo</text:span></text:p></draw:text-box></draw:frame><draw:custom-shape text:anchor-type="paragraph" draw:z-index="21" draw:name="Shape73" draw:style-name="gr3" draw:text-style-name="P8" svg:width="19.128cm" svg:height="1.62cm" svg:x="0.252cm" svg:y="15.074cm"><text:p><text:span text:style-name="T3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20" draw:name="Shape74" draw:style-name="gr8" draw:text-style-name="P13" svg:x1="0.252cm" svg:y1="6.643cm" svg:x2="19.379cm" svg:y2="6.643cm"><text:p/></draw:line><draw:frame text:anchor-type="paragraph" draw:z-index="19" draw:name="Shape75" draw:style-name="gr9" draw:text-style-name="P12" svg:width="3.123cm" svg:height="0.385cm" svg:x="16.258cm" svg:y="-0.312cm"><draw:text-box><text:p text:style-name="P11"><text:span text:style-name="T5">RECIBO DO PAGADOR</text:span></text:p></draw:text-box></draw:frame><draw:custom-shape text:anchor-type="paragraph" draw:z-index="18" draw:name="Shape76" draw:style-name="gr3" draw:text-style-name="P8" svg:width="4.315cm" svg:height="0.75cm" svg:x="15.065cm" svg:y="5.359cm"><text:p><text:span text:style-name="T3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Shape77" draw:style-name="gr3" draw:text-style-name="P8" svg:width="14.812cm" svg:height="0.75cm" svg:x="0.25cm" svg:y="5.359cm"><text:p><text:span text:style-name="T3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name="Shape78" draw:style-name="gr3" draw:text-style-name="P8" svg:width="5.248cm" svg:height="0.75cm" svg:x="14.129cm" svg:y="3.859cm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5" draw:name="Shape79" draw:style-name="gr3" draw:text-style-name="P8" svg:width="3.289cm" svg:height="0.75cm" svg:x="10.841cm" svg:y="3.859cm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Shape80" draw:style-name="gr3" draw:text-style-name="P8" svg:width="3.264cm" svg:height="0.75cm" svg:x="7.602cm" svg:y="3.859cm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Shape81" draw:style-name="gr3" draw:text-style-name="P8" svg:width="3.312cm" svg:height="0.75cm" svg:x="4.292cm" svg:y="3.859cm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2" draw:name="Shape82" draw:style-name="gr3" draw:text-style-name="P8" svg:width="4.042cm" svg:height="0.75cm" svg:x="0.25cm" svg:y="3.859cm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Shape83" draw:style-name="gr3" draw:text-style-name="P8" svg:width="5.248cm" svg:height="0.75cm" svg:x="14.129cm" svg:y="3.11cm"><text:p><text:span text:style-name="T3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" draw:name="Shape84" draw:style-name="gr3" draw:text-style-name="P8" svg:width="4cm" svg:height="0.75cm" svg:x="10.13cm" svg:y="3.11cm"><text:p><text:span text:style-name="T3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Shape85" draw:style-name="gr3" draw:text-style-name="P8" svg:width="3.918cm" svg:height="0.75cm" svg:x="6.212cm" svg:y="3.11cm"><text:p><text:span text:style-name="T3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Shape86" draw:style-name="gr3" draw:text-style-name="P8" svg:width="5.963cm" svg:height="0.75cm" svg:x="0.25cm" svg:y="3.11cm"><text:p><text:span text:style-name="T3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87" draw:style-name="gr3" draw:text-style-name="P8" svg:width="3.756cm" svg:height="0.75cm" svg:x="15.621cm" svg:y="1.61cm"><text:p><text:span text:style-name="T3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name="Shape88" draw:style-name="gr3" draw:text-style-name="P8" svg:width="1.493cm" svg:height="0.75cm" svg:x="14.129cm" svg:y="1.61cm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89" draw:style-name="gr3" draw:text-style-name="P8" svg:width="1.158cm" svg:height="0.75cm" svg:x="12.972cm" svg:y="1.61cm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Shape90" draw:style-name="gr3" draw:text-style-name="P8" svg:width="3.786cm" svg:height="0.75cm" svg:x="9.186cm" svg:y="1.61cm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Shape91" draw:style-name="gr10" draw:text-style-name="P8" svg:width="8.937cm" svg:height="0.75cm" svg:x="0.25cm" svg:y="1.61cm"><text:p><text:span text:style-name="T3">Beneficiário</text:span></text:p><draw:enhanced-geometry svg:viewBox="0 0 21600 21600" draw:glue-points="10800 0 0 10800 10800 21600 21600 10800" draw:type="flowchart-process" draw:enhanced-path="M 0 0 L 21600 0 21600 21600 0 21600 0 0 Z N"/></draw:custom-shape><draw:rect text:anchor-type="paragraph" draw:z-index="2" draw:name="Shape92" draw:style-name="gr4" draw:text-style-name="P9" svg:width="12.593cm" svg:height="1.23cm" svg:x="6.787cm" svg:y="0.381cm"><text:p/></draw:rect><draw:rect text:anchor-type="paragraph" draw:z-index="1" draw:name="Shape93" draw:style-name="gr4" draw:text-style-name="P9" svg:width="1.989cm" svg:height="1.241cm" svg:x="4.763cm" svg:y="0.37cm"><text:p/></draw:rect><draw:rect text:anchor-type="paragraph" draw:z-index="0" draw:name="Shape94" draw:style-name="gr4" draw:text-style-name="P9" svg:width="4.478cm" svg:height="1.235cm" svg:x="0.25cm" svg:y="0.376cm"><text:p/></draw:rec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loext:opacity="100%" style:font-name="Arial" fo:font-size="7pt" officeooo:paragraph-rsid="000c76b8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sael Queiroz</meta:initial-creator>
    <meta:creation-date>2008-01-18T19:37:11</meta:creation-date>
    <dc:date>2024-05-09T08:09:39.006188071</dc:date>
    <meta:editing-cycles>120</meta:editing-cycles>
    <meta:editing-duration>PT9H6M48S</meta:editing-duration>
    <dc:description>http://brerp.com.br/</dc:description>
    <dc:subject>Boleto</dc:subject>
    <dc:title>Boleto Padrão BrERP</dc:title>
    <meta:keyword>Boleto</meta:keyword>
    <meta:keyword>BrERP</meta:keyword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